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6.2313in"/>
    </style:style>
    <style:style style:name="Table1.B" style:family="table-column">
      <style:table-column-properties style:column-width="0.6438in"/>
    </style:style>
    <style:style style:name="Table1.A1" style:family="table-cell">
      <style:table-cell-properties style:border-line-width-right="0.0069in 0.0069in 0.0069in" fo:padding-left="0in" fo:padding-right="0.075in" fo:padding-top="0in" fo:padding-bottom="0in" fo:border-left="none" fo:border-right="1.5pt double #000000" fo:border-top="none" fo:border-bottom="none"/>
    </style:style>
    <style:style style:name="Table1.B1" style:family="table-cell">
      <style:table-cell-properties fo:padding="0in" fo:border="none"/>
    </style:style>
    <style:style style:name="P1" style:family="paragraph" style:parent-style-name="Heading_20_2">
      <style:paragraph-properties fo:margin-left="0in" fo:margin-right="0in" fo:text-indent="0in" style:auto-text-indent="false"/>
    </style:style>
    <style:style style:name="P2" style:family="paragraph" style:parent-style-name="Heading_20_2">
      <style:text-properties fo:language="en" fo:country="AU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in" fo:margin-bottom="0.1965in" style:contextual-spacing="false"/>
    </style:style>
    <style:style style:name="P5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fo:language="en" fo:country="AU"/>
    </style:style>
    <style:style style:name="P7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fo:language="en" fo:country="AU" style:text-underline-style="solid" style:text-underline-width="auto" style:text-underline-color="font-color"/>
    </style:style>
    <style:style style:name="P8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style:text-line-through-style="none" style:text-line-through-type="none" style:text-underline-style="none" style:text-blinking="false"/>
    </style:style>
    <style:style style:name="P9" style:family="paragraph" style:parent-style-name="Table_20_Contents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able_20_Contents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language="en" fo:country="AU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CITS3200 Team X </text:h>
      <text:h text:style-name="P1" text:outline-level="2">Minutes of Meeting 5 held on September 2, 2009</text:h>
      <text:p text:style-name="P11">Present: Fred, Jane, Charlie, Jason</text:p>
      <text:p text:style-name="P11">Apologies: Kevin</text:p>
      <text:p text:style-name="P11">Absent: Samantha</text:p>
      <text:p text:style-name="Text_20_body">Meeting Started: 2:00p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7">ACTION</text:p>
          </table:table-cell>
        </table:table-row>
        <table:table-row>
          <table:table-cell table:style-name="Table1.A1" office:value-type="string">
            <text:p text:style-name="P6">5.1 Matters arising from minutes of meeting 4</text:p>
            <text:p text:style-name="P8"> </text:p>
            <text:list text:style-name="L1">
              <text:list-item>
                <text:p text:style-name="P9">Item 4.3: Fred got a simple php script running on projects.cs </text:p>
              </text:list-item>
              <text:list-item>
                <text:p text:style-name="P9">Item 4.6: Jane clarified with Client that pink bubbles were required on the header page </text:p>
              </text:list-item>
            </text:list>
            <text:p text:style-name="P6">5.2 Client Requirements</text:p>
            <text:p text:style-name="P8"> </text:p>
            <text:p text:style-name="P4">Jane, Kevin and Jake agreed with Client that </text:p>
            <text:list text:style-name="L2">
              <text:list-item>
                <text:p text:style-name="P10">date checking of input is required </text:p>
              </text:list-item>
              <text:list-item>
                <text:p text:style-name="P10">Names to be verified against a list of customers </text:p>
              </text:list-item>
            </text:list>
            <text:p text:style-name="P4">Kevin to check if Client wants summary reports</text:p>
            <text:p text:style-name="P6">5.3 System</text:p>
            <text:p text:style-name="P4">A database scheme is required to test PHP functions. Charlie to design and implement on MySQL.</text:p>
            <text:p text:style-name="P4">5.4 Date of Next Meeting</text:p>
            <text:p text:style-name="P5">Monday 12 September, 11-12, library meeting room.</text:p>
          </table:table-cell>
          <table:table-cell table:style-name="Table1.B1" office:value-type="string">
            <text:p text:style-name="P6">Kevin</text:p>
            <text:p text:style-name="P6">Charlie</text:p>
            <text:p text:style-name="P6">ALL</text:p>
          </table:table-cell>
        </table:table-row>
      </table:table>
      <text:p text:style-name="Text_20_body">Meeting Closed: 3:00pm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8:43:28.182889974</meta:creation-date>
    <dc:date>2024-07-26T18:45:18.463520696</dc:date>
    <meta:editing-duration>PT1M51S</meta:editing-duration>
    <meta:editing-cycles>1</meta:editing-cycles>
    <meta:document-statistic meta:table-count="1" meta:image-count="0" meta:object-count="0" meta:page-count="1" meta:paragraph-count="25" meta:word-count="133" meta:character-count="771" meta:non-whitespace-character-count="657"/>
    <meta:generator>LibreOffice/24.2.4.2$Linux_X86_64 LibreOffice_project/420$Build-2</meta:generator>
  </office:meta>
</office:document-meta>
</file>